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23.98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2.847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rotation-align="non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9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meta_package_index</text:p>
          </table:table-cell>
          <table:table-cell table:style-name="ce3" office:value-type="string" calcext:value-type="string">
            <text:p>meta_package_valid</text:p>
          </table:table-cell>
          <table:table-cell table:style-name="ce1" office:value-type="string" calcext:value-type="string">
            <text:p>meta_package_data_size</text:p>
          </table:table-cell>
          <table:table-cell table:style-name="ce3" office:value-type="string" calcext:value-type="string">
            <text:p>meta_package_tree</text:p>
          </table:table-cell>
          <table:table-cell table:style-name="ce1" office:value-type="string" calcext:value-type="string">
            <text:p>meta_package_description</text:p>
          </table:table-cell>
          <table:table-cell table:style-name="ce8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ezstack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um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pand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o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gc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itertoo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job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plot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warning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re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kit-lea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eabo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ellow-brick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EV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klearn Evaluatio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data profil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Fast EDA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Gaussian Proces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Decision Tre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Random Fores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AdaBoos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G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Bagging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Logistic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KNeighbor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Gaussian Naive Baye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tacking y/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source_name</text:p>
          </table:table-cell>
          <table:table-cell table:style-name="ce1" office:value-type="string" calcext:value-type="string">
            <text:p>package_source_type</text:p>
          </table:table-cell>
          <table:table-cell table:style-name="ce1" office:value-type="string" calcext:value-type="string">
            <text:p>package_source_short_name</text:p>
          </table:table-cell>
          <table:table-cell table:style-name="ce1" office:value-type="string" calcext:value-type="string">
            <text:p>package_source_kaggle</text:p>
          </table:table-cell>
          <table:table-cell table:style-name="ce1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skev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1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packag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name</text:p>
          </table:table-cell>
          <table:table-cell table:style-name="ce1" office:value-type="string" calcext:value-type="string">
            <text:p>package_problem</text:p>
          </table:table-cell>
          <table:table-cell table:style-name="ce1" office:value-type="string" calcext:value-type="string">
            <text:p>package_type</text:p>
          </table:table-cell>
          <table:table-cell table:style-name="ce1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<text:span text:style-name="T3">(estimator=MLP</text:span><text:span text:style-name="T2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2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RidgeClassif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Classifier(alpha=1, positive=True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3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(alpha=1.0, positive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22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Regressor(n_estimators=100, learning_rate=1.0, max_depth=3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2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2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1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1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1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2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4"/>
          <table:named-range table:name="_xlnm._FilterDatabase_0" table:base-cell-address="$meta_package.$A$1" table:cell-range-address="$package.$A$1:.$G$134"/>
          <table:named-range table:name="_xlnm._FilterDatabase_0_0" table:base-cell-address="$meta_package.$A$1" table:cell-range-address="$package.$A$1:.$G$132"/>
          <table:named-range table:name="_xlnm._FilterDatabase_0_0_0" table:base-cell-address="$meta_package.$A$1" table:cell-range-address="$package.$A$1:.$F$132"/>
          <table:named-range table:name="_xlnm._FilterDatabase_0_0_0_0" table:base-cell-address="$meta_package.$A$1" table:cell-range-address="$package.$A$1:.$F$12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6"/>
        <table:table-column table:style-name="co24" table:default-cell-style-name="ce14"/>
        <table:table-column table:style-name="co25" table:number-columns-repeated="3" table:default-cell-style-name="ce14"/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number-columns-repeated="2" table:default-cell-style-name="ce14"/>
        <table:table-column table:style-name="co30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number-columns-repeated="2" table:default-cell-style-name="ce14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37" table:number-columns-repeated="59" table:default-cell-style-name="Default"/>
        <table:table-column table:style-name="co38" table:number-columns-repeated="949" table:default-cell-style-name="ce1"/>
        <table:table-row table:style-name="ro1">
          <table:table-cell table:style-name="ce1" office:value-type="string" calcext:value-type="string">
            <text:p>sort_key</text:p>
          </table:table-cell>
          <table:table-cell table:style-name="ce24" office:value-type="string" calcext:value-type="string">
            <text:p>meta_package_index</text:p>
          </table:table-cell>
          <table:table-cell table:style-name="ce3" office:value-type="string" calcext:value-type="string">
            <text:p>document_problem</text:p>
          </table:table-cell>
          <table:table-cell table:style-name="ce3" office:value-type="string" calcext:value-type="string">
            <text:p>document_ts</text:p>
          </table:table-cell>
          <table:table-cell table:style-name="ce3" office:value-type="string" calcext:value-type="string">
            <text:p>document_no_decorrelator</text:p>
          </table:table-cell>
          <table:table-cell table:style-name="ce3" office:value-type="string" calcext:value-type="string">
            <text:p>document_stacking</text:p>
          </table:table-cell>
          <table:table-cell table:style-name="ce3" office:value-type="string" calcext:value-type="string">
            <text:p>document_keras</text:p>
          </table:table-cell>
          <table:table-cell table:style-name="ce3" office:value-type="string" calcext:value-type="string">
            <text:p>document_pipeline</text:p>
          </table:table-cell>
          <table:table-cell table:style-name="ce3" office:value-type="string" calcext:value-type="string">
            <text:p>document_yb</text:p>
          </table:table-cell>
          <table:table-cell table:style-name="ce3" office:value-type="string" calcext:value-type="string">
            <text:p>document_skev</text:p>
          </table:table-cell>
          <table:table-cell table:style-name="ce3" office:value-type="string" calcext:value-type="string">
            <text:p>document_ydp</text:p>
          </table:table-cell>
          <table:table-cell table:style-name="ce3" office:value-type="string" calcext:value-type="string">
            <text:p>document_feda</text:p>
          </table:table-cell>
          <table:table-cell table:style-name="ce3" office:value-type="string" calcext:value-type="string">
            <text:p>document_data_size</text:p>
          </table:table-cell>
          <table:table-cell table:style-name="ce3" office:value-type="string" calcext:value-type="string">
            <text:p>document_level_1_model</text:p>
          </table:table-cell>
          <table:table-cell table:style-name="ce3" office:value-type="string" calcext:value-type="string">
            <text:p>document_level_1_model_pos</text:p>
          </table:table-cell>
          <table:table-cell table:style-name="ce3" office:value-type="string" calcext:value-type="string">
            <text:p>document_no_optimiz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chnical Parameter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batch_size = "</text:span> + str(with_batch_size)</text:p>
          </table:table-cell>
          <table:table-cell table:number-columns-repeated="1008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ime_dep = "</text:span> + str(time_dep)</text:p>
          </table:table-cell>
          <table:table-cell table:number-columns-repeated="1008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date_idx = "</text:span> + str(date_idx)</text:p>
          </table:table-cell>
          <table:table-cell table:number-columns-repeated="1008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lag_number = "</text:span> + str(lag_number)</text:p>
          </table:table-cell>
          <table:table-cell table:number-columns-repeated="1008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xploratory Data Analysis (EDA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rop user's columns &amp; Duplicates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rop all the rows for which the target is NaN</text:p>
          </table:table-cell>
          <table:table-cell office:value-type="string" calcext:value-type="string">
            <text:p>"df = df.dropna(subset=[target_col])"</text:p>
          </table:table-cell>
          <table:table-cell table:number-columns-repeated="1008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5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, target_col, t=1)"</text:p>
          </table:table-cell>
          <table:table-cell table:number-columns-repeated="1008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arget_col, threshold_NaN)"</text:p>
          </table:table-cell>
          <table:table-cell table:number-columns-repeated="1008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Imputation</text:p>
          </table:table-cell>
          <table:table-cell table:style-name="ce15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1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1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1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5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1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5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1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5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1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5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1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Pearson</text:p>
          </table:table-cell>
          <table:table-cell table:style-name="ce15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1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1" table:formula="of:=[.A74]+1" office:value-type="float" office:value="74" calcext:value-type="float">
            <text:p>7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" table:formula="of:=[.A75]+1" office:value-type="float" office:value="75" calcext:value-type="float">
            <text:p>7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5" office:value-type="string" calcext:value-type="string">
            <text:p><text:span text:style-name="T1">"selected_features_names = hierarchical_clustering(df.drop(target_col, axis=1), t=1) \nprint('selected_features_names = '</text:span>, selected_features_names)"</text:p>
          </table:table-cell>
          <table:table-cell table:number-columns-repeated="1008"/>
        </table:table-row>
        <table:table-row table:style-name="ro1">
          <table:table-cell table:style-name="ce1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Yellow Bricks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77]+1" office:value-type="float" office:value="77" calcext:value-type="float">
            <text:p>7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" table:formula="of:=[.A78]+1" office:value-type="float" office:value="78" calcext:value-type="float">
            <text:p>7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" table:formula="of:=[.A79]+1" office:value-type="float" office:value="79" calcext:value-type="float">
            <text:p>7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1" table:formula="of:=[.A80]+1" office:value-type="float" office:value="80" calcext:value-type="float">
            <text:p>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1" table:formula="of:=[.A81]+1" office:value-type="float" office:value="81" calcext:value-type="float">
            <text:p>8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1" table:formula="of:=[.A83]+1" office:value-type="float" office:value="83" calcext:value-type="float">
            <text:p>8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1" table:formula="of:=[.A84]+1" office:value-type="float" office:value="84" calcext:value-type="float">
            <text:p>8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1" table:formula="of:=[.A85]+1" office:value-type="float" office:value="85" calcext:value-type="float">
            <text:p>85</text:p>
          </table:table-cell>
          <table:table-cell table:style-name="ce12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86]+1" office:value-type="float" office:value="86" calcext:value-type="float">
            <text:p>86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1" table:formula="of:=[.A87]+1" office:value-type="float" office:value="87" calcext:value-type="float">
            <text:p>87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1" table:formula="of:=[.A88]+1" office:value-type="float" office:value="88" calcext:value-type="float">
            <text:p>88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6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1" table:formula="of:=[.A89]+1" office:value-type="float" office:value="89" calcext:value-type="float">
            <text:p>89</text:p>
          </table:table-cell>
          <table:table-cell table:style-name="ce12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1" table:formula="of:=[.A90]+1" office:value-type="float" office:value="90" calcext:value-type="float">
            <text:p>90</text:p>
          </table:table-cell>
          <table:table-cell table:style-name="ce12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1" table:formula="of:=[.A91]+1" office:value-type="float" office:value="91" calcext:value-type="float">
            <text:p>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1" table:formula="of:=[.A92]+1" office:value-type="float" office:value="92" calcext:value-type="float">
            <text:p>92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1" table:formula="of:=[.A93]+1" office:value-type="float" office:value="93" calcext:value-type="float">
            <text:p>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1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1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1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1">"plot_correlation(df_s, target_col_ts, t=1</text:span>)"</text:p>
          </table:table-cell>
          <table:table-cell table:number-columns-repeated="1008"/>
        </table:table-row>
        <table:table-row table:style-name="ro1">
          <table:table-cell table:style-name="ce1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1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" table:formula="of:=[.A104]+1" office:value-type="float" office:value="104" calcext:value-type="float">
            <text:p>10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1" table:formula="of:=[.A105]+1" office:value-type="float" office:value="105" calcext:value-type="float">
            <text:p>10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1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1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1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1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1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1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1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1" table:formula="of:=[.A113]+1" office:value-type="float" office:value="113" calcext:value-type="float">
            <text:p>1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Model selec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14]+1" office:value-type="float" office:value="114" calcext:value-type="float">
            <text:p>11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1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1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1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1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1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1" table:formula="of:=[.A123]+1" office:value-type="float" office:value="123" calcext:value-type="float">
            <text:p>12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" table:formula="of:=[.A124]+1" office:value-type="float" office:value="124" calcext:value-type="float">
            <text:p>124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1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5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1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5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1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5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1" table:formula="of:=[.A128]+1" office:value-type="float" office:value="128" calcext:value-type="float">
            <text:p>12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C = K_MLPClassifier(hidden_layer_sizes=20, activation='selu', dropout=0.3, metrics=['accuracy'], batch_size=batch_size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" table:formula="of:=[.A129]+1" office:value-type="float" office:value="129" calcext:value-type="float">
            <text:p>12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R = K_MLPRegressor(hidden_layer_sizes=50, activation='selu', batch_normalization=True, dropout=0.5, batch_size=batch_size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" table:formula="of:=[.A130]+1" office:value-type="float" office:value="130" calcext:value-type="float">
            <text:p>130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1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1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1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1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" table:formula="of:=[.A142]+1" office:value-type="float" office:value="142" calcext:value-type="float">
            <text:p>14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43]+1" office:value-type="float" office:value="143" calcext:value-type="float">
            <text:p>14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5" office:value-type="string" calcext:value-type="string">
            <text:p>"classes = y.unique() \nbinary = True if classes.shape[0] == 2 else False" </text:p>
          </table:table-cell>
          <table:table-cell table:number-columns-repeated="1008"/>
        </table:table-row>
        <table:table-row table:style-name="ro1">
          <table:table-cell table:style-name="ce1" table:formula="of:=[.A145]+1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roc_auc(model, X_train, y_train, X_test = X_test, y_test = y_test, classes = classes, binary=binary);"</text:p>
          </table:table-cell>
          <table:table-cell table:number-columns-repeated="1008"/>
        </table:table-row>
        <table:table-row table:style-name="ro1">
          <table:table-cell table:style-name="ce1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" table:formula="of:=[.A147]+1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48]+1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50]+1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15" office:value-type="string" calcext:value-type="string">
            <text:p><text:span text:style-name="T1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1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57]+1" office:value-type="float" office:value="157" calcext:value-type="float">
            <text:p>157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5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" table:formula="of:=[.A161]+1" office:value-type="float" office:value="161" calcext:value-type="float">
            <text:p>16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eature sel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62]+1" office:value-type="float" office:value="162" calcext:value-type="float">
            <text:p>162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1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1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1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69]+1" office:value-type="float" office:value="169" calcext:value-type="float">
            <text:p>16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5" office:value-type="string" calcext:value-type="string">
            <text:p><text:span text:style-name="T1">"classes = y.unique()  \nbinary = True if classes.shape[0] == 2 else False \nroc_auc(model, X_train, y_train, X_test = X_test, y_test = y_test, classes = classes, binary=binary);</text:span>" </text:p>
          </table:table-cell>
          <table:table-cell table:number-columns-repeated="1008"/>
        </table:table-row>
        <table:table-row table:style-name="ro1">
          <table:table-cell table:style-name="ce1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78]+1" office:value-type="float" office:value="178" calcext:value-type="float">
            <text:p>1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82]+1" office:value-type="float" office:value="182" calcext:value-type="float">
            <text:p>182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5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5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1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" table:formula="of:=[.A187]+1" office:value-type="float" office:value="187" calcext:value-type="float">
            <text:p>18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1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df = df_copy.drop(dropped_cols</text:span>, axis=1, errors='ignore')"</text:p>
          </table:table-cell>
          <table:table-cell table:number-columns-repeated="58"/>
          <table:table-cell table:style-name="ce1"/>
          <table:table-cell table:number-columns-repeated="948"/>
          <table:table-cell table:style-name="Default"/>
        </table:table-row>
        <table:table-row table:style-name="ro1">
          <table:table-cell table:style-name="ce1" table:formula="of:=[.A190]+1" office:value-type="float" office:value="190" calcext:value-type="float">
            <text:p>1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reduce_schema('column_name', dropped_cols)</text:span>"</text:p>
          </table:table-cell>
          <table:table-cell table:number-columns-repeated="58"/>
          <table:table-cell table:style-name="ce1"/>
          <table:table-cell table:number-columns-repeated="948"/>
          <table:table-cell table:style-name="Default"/>
        </table:table-row>
        <table:table-row table:style-name="ro1">
          <table:table-cell table:style-name="ce1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1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1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1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1">"plot_correlation(df_s, target_col_ts, t=1</text:span>) "</text:p>
          </table:table-cell>
          <table:table-cell table:number-columns-repeated="1008"/>
        </table:table-row>
        <table:table-row table:style-name="ro1">
          <table:table-cell table:style-name="ce1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1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1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1" table:formula="of:=[.A200]+1" office:value-type="float" office:value="200" calcext:value-type="float">
            <text:p>2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1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1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1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1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1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1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1" table:formula="of:=[.A207]+1" office:value-type="float" office:value="207" calcext:value-type="float">
            <text:p>20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1" table:formula="of:=[.A208]+1" office:value-type="float" office:value="208" calcext:value-type="float">
            <text:p>20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building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209]+1" office:value-type="float" office:value="209" calcext:value-type="float">
            <text:p>20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 "</text:p>
          </table:table-cell>
          <table:table-cell table:number-columns-repeated="1008"/>
        </table:table-row>
        <table:table-row table:style-name="ro1">
          <table:table-cell table:style-name="ce1" table:formula="of:=[.A210]+1" office:value-type="float" office:value="210" calcext:value-type="float">
            <text:p>21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 </text:span>"</text:p>
          </table:table-cell>
          <table:table-cell table:number-columns-repeated="1008"/>
        </table:table-row>
        <table:table-row table:style-name="ro1">
          <table:table-cell table:style-name="ce1" table:formula="of:=[.A211]+1" office:value-type="float" office:value="211" calcext:value-type="float">
            <text:p>21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 "</text:p>
          </table:table-cell>
          <table:table-cell table:number-columns-repeated="1008"/>
        </table:table-row>
        <table:table-row table:style-name="ro1">
          <table:table-cell table:style-name="ce1" table:formula="of:=[.A212]+1" office:value-type="float" office:value="212" calcext:value-type="float">
            <text:p>21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1" table:formula="of:=[.A213]+1" office:value-type="float" office:value="213" calcext:value-type="float">
            <text:p>21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 "</text:p>
          </table:table-cell>
          <table:table-cell table:number-columns-repeated="1008"/>
        </table:table-row>
        <table:table-row table:style-name="ro1">
          <table:table-cell table:style-name="ce1" table:formula="of:=[.A214]+1" office:value-type="float" office:value="214" calcext:value-type="float">
            <text:p>2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 </text:span>"</text:p>
          </table:table-cell>
          <table:table-cell table:number-columns-repeated="1008"/>
        </table:table-row>
        <table:table-row table:style-name="ro1">
          <table:table-cell table:style-name="ce1" table:formula="of:=[.A215]+1" office:value-type="float" office:value="215" calcext:value-type="float">
            <text:p>2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 "</text:p>
          </table:table-cell>
          <table:table-cell table:number-columns-repeated="1008"/>
        </table:table-row>
        <table:table-row table:style-name="ro1">
          <table:table-cell table:style-name="ce1" table:formula="of:=[.A216]+1" office:value-type="float" office:value="216" calcext:value-type="float">
            <text:p>216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1" table:formula="of:=[.A217]+1" office:value-type="float" office:value="217" calcext:value-type="float">
            <text:p>217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 "</text:p>
          </table:table-cell>
          <table:table-cell table:number-columns-repeated="1008"/>
        </table:table-row>
        <table:table-row table:style-name="ro1">
          <table:table-cell table:style-name="ce1" table:formula="of:=[.A218]+1" office:value-type="float" office:value="218" calcext:value-type="float">
            <text:p>21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" table:formula="of:=[.A219]+1" office:value-type="float" office:value="219" calcext:value-type="float">
            <text:p>21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level_0_f = list(set(level_0) &amp; set(model_filtering(level_0, model_imp_0, threshold_model, score_stack_0, threshold_score)))"</text:p>
          </table:table-cell>
          <table:table-cell table:number-columns-repeated="1008"/>
        </table:table-row>
        <table:table-row table:style-name="ro1">
          <table:table-cell table:style-name="ce1" table:formula="of:=[.A220]+1" office:value-type="float" office:value="220" calcext:value-type="float">
            <text:p>2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221]+1" office:value-type="float" office:value="221" calcext:value-type="float">
            <text:p>2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222]+1" office:value-type="float" office:value="222" calcext:value-type="float">
            <text:p>2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223]+1" office:value-type="float" office:value="223" calcext:value-type="float">
            <text:p>2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224]+1" office:value-type="float" office:value="224" calcext:value-type="float">
            <text:p>224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" table:formula="of:=[.A225]+1" office:value-type="float" office:value="225" calcext:value-type="float">
            <text:p>22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226]+1" office:value-type="float" office:value="226" calcext:value-type="float">
            <text:p>22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5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5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1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" table:formula="of:=[.A231]+1" office:value-type="float" office:value="231" calcext:value-type="float">
            <text:p>2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5" office:value-type="string" calcext:value-type="string">
            <text:p>"classes = y.unique() <text:s/>\nbinary = True if classes.shape[0] == 2 else False \nroc_auc(model, X_train, y_train, X_test = X_test, y_test = y_test, classes = classes, binary=binary);" </text:p>
          </table:table-cell>
          <table:table-cell table:number-columns-repeated="1008"/>
        </table:table-row>
        <table:table-row table:style-name="ro1">
          <table:table-cell table:style-name="ce1" table:formula="of:=[.A232]+1" office:value-type="float" office:value="232" calcext:value-type="float">
            <text:p>2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" table:formula="of:=[.A233]+1" office:value-type="float" office:value="233" calcext:value-type="float">
            <text:p>2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234]+1" office:value-type="float" office:value="234" calcext:value-type="float">
            <text:p>2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235]+1" office:value-type="float" office:value="235" calcext:value-type="float">
            <text:p>2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236]+1" office:value-type="float" office:value="236" calcext:value-type="float">
            <text:p>2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240]+1" office:value-type="float" office:value="240" calcext:value-type="float">
            <text:p>2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241]+1" office:value-type="float" office:value="241" calcext:value-type="float">
            <text:p>2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" table:formula="of:=[.A242]+1" office:value-type="float" office:value="242" calcext:value-type="float">
            <text:p>24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243]+1" office:value-type="float" office:value="243" calcext:value-type="float">
            <text:p>24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" table:formula="of:=[.A244]+1" office:value-type="float" office:value="244" calcext:value-type="float">
            <text:p>24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</text:p>
          </table:table-cell>
          <table:table-cell table:style-name="ce15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245]+1" office:value-type="float" office:value="245" calcext:value-type="float">
            <text:p>2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" table:formula="of:=[.A246]+1" office:value-type="float" office:value="246" calcext:value-type="float">
            <text:p>2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" table:formula="of:=[.A247]+1" office:value-type="float" office:value="247" calcext:value-type="float">
            <text:p>247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st &amp; 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248]+1" office:value-type="float" office:value="248" calcext:value-type="float">
            <text:p>24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ave the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1" table:formula="of:=[.A249]+1" office:value-type="float" office:value="249" calcext:value-type="float">
            <text:p>249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Generate the server</text:p>
          </table:table-cell>
          <table:table-cell office:value-type="string" calcext:value-type="string">
            <text:p><text:span text:style-name="T1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1" table:formula="of:=[.A250]+1" office:value-type="float" office:value="250" calcext:value-type="float">
            <text:p>250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[Test the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251]+1" office:value-type="float" office:value="251" calcext:value-type="float">
            <text:p>251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23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40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6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S25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4:25:56.993448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10-23T14:28:06.831170269</dc:date>
    <meta:editing-cycles>793</meta:editing-cycles>
    <meta:editing-duration>P12DT20H57M53S</meta:editing-duration>
    <meta:generator>LibreOffice/7.5.9.2$Linux_X86_64 LibreOffice_project/50$Build-2</meta:generator>
    <meta:document-statistic meta:table-count="4" meta:cell-count="6228" meta:object-count="0"/>
  </office:meta>
</office:document-meta>
</file>